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sub>
      <mi mathvariant="normal">σ</mi>
      <mi mathvariant="italic">POP</mi>
    </msub>
    <annotation encoding="StarMath 5.0">%sigma_{POP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dc:date>2015-01-20T14:55:16.864000000</dc:date>
    <meta:editing-duration>PT1M57S</meta:editing-duration>
    <meta:editing-cycles>2</meta:editing-cycles>
  </office:meta>
</office:document-meta>
</file>